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Preformatted_20_Text" style:list-style-name="L14"/>
    <style:style style:name="P3" style:family="paragraph" style:parent-style-name="Preformatted_20_Text" style:list-style-name="L14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text-properties fo:font-weight="bold"/>
    </style:style>
    <style:style style:name="P10" style:family="paragraph" style:parent-style-name="Text_20_body">
      <style:text-properties fo:font-weight="bold"/>
    </style:style>
    <style:style style:name="P11" style:family="paragraph" style:parent-style-name="Text_20_body" style:list-style-name="L14">
      <style:text-properties fo:font-weight="bold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cursive Repository Context Engine (R2CE)</text:h>
      <text:h text:style-name="Heading_20_2" text:outline-level="2">📍 Overview</text:h>
      <text:p text:style-name="Text_20_body">The <text:span text:style-name="T1">Recursive Repository Context Engine (R2CE)</text:span> is an AI-native developer tool designed to solve the "Context Wall" in AI-assisted development. While standard LLMs struggle with large codebases due to token limits, R2CE creates a <text:span text:style-name="T1">Bottom-Up Recursive Summary</text:span> of any Git repository. It transforms raw code into a hierarchical map of Markdown and YAML summaries, allowing agents to navigate complex architectures with high precision and low token cost.</text:p>
      <text:h text:style-name="Heading_20_2" text:outline-level="2">🤖 Problem Description</text:h>
      <text:p text:style-name="Text_20_body">As projects scale, feeding an entire codebase into an AI context window becomes expensive, slow, and inaccurate. R2CE addresses this by:</text:p>
      <text:list xml:id="list986234958" text:style-name="L7">
        <text:list-item>
          <text:p text:style-name="P14"><text:span text:style-name="T1">Recursive Analysis:</text:span> Summarizing individual files first (leaves), then using those summaries to describe folders (branches), and finally the entire project (root).</text:p>
        </text:list-item>
        <text:list-item>
          <text:p text:style-name="P14"><text:span text:style-name="T1">Hybrid RAG:</text:span> Utilizing <text:span text:style-name="T1">PostgreSQL + pgvector</text:span> to allow for semantic search across code summaries.</text:p>
        </text:list-item>
        <text:list-item>
          <text:p text:style-name="P14"><text:span text:style-name="T1">Agent-First Design:</text:span> Exporting structured <text:span text:style-name="Source_20_Text">.context/</text:span> data that AI agents can use to "re-program" or modify the project without reading every line of source code.</text:p>
        </text:list-item>
      </text:list>
      <text:h text:style-name="Heading_20_2" text:outline-level="2">🔮 Features</text:h>
      <text:list xml:id="list2807092472" text:style-name="L8">
        <text:list-item>
          <text:p text:style-name="P15"><text:span text:style-name="T1">Automatic Git Cloning:</text:span> Connect any public or private repository.</text:p>
        </text:list-item>
        <text:list-item>
          <text:p text:style-name="P15"><text:span text:style-name="T1">Bottom-Up Processing:</text:span> Ensures high-level summaries are grounded in actual code logic.</text:p>
        </text:list-item>
        <text:list-item>
          <text:p text:style-name="P15"><text:span text:style-name="T1">Hybrid Search:</text:span> Combine SQL metadata filters with Vector similarity search.</text:p>
        </text:list-item>
        <text:list-item>
          <text:p text:style-name="P15"><text:span text:style-name="T1">Interactive Tree View:</text:span> A React-based explorer to visualize AI-generated insights.</text:p>
        </text:list-item>
        <text:list-item>
          <text:p text:style-name="P15"><text:span text:style-name="T1">API-First Architecture:</text:span> Fully documented with OpenAPI/Swagger.</text:p>
        </text:list-item>
      </text:list>
      <text:p text:style-name="Horizontal_20_Line"/>
      <text:h text:style-name="Heading_20_2" text:outline-level="2">🏗 System Architecture</text:h>
      <text:p text:style-name="Text_20_body">The system consists of three core layers:</text:p>
      <text:list xml:id="list2821271329" text:style-name="L9">
        <text:list-item>
          <text:p text:style-name="P16"><text:span text:style-name="T1">Frontend:</text:span> React + Vite + Tailwind CSS (Shadcn UI).</text:p>
        </text:list-item>
        <text:list-item>
          <text:p text:style-name="P16"><text:span text:style-name="T1">Backend:</text:span> FastAPI (Python) implementing the recursive logic and LLM orchestration.</text:p>
        </text:list-item>
        <text:list-item>
          <text:p text:style-name="P16"><text:span text:style-name="T1">Database:</text:span> PostgreSQL with the <text:span text:style-name="Source_20_Text">pgvector</text:span> extension for storing hierarchical metadata and embeddings.</text:p>
        </text:list-item>
      </text:list>
      <text:p text:style-name="Horizontal_20_Line"><text:soft-page-break/></text:p>
      <text:h text:style-name="Heading_20_2" text:outline-level="2">🛠 Tech Stack</text:h>
      <text:list xml:id="list3609318417" text:style-name="L10">
        <text:list-item>
          <text:p text:style-name="P17"><text:span text:style-name="T1">Frontend:</text:span> React, TypeScript, Vite, Axios.</text:p>
        </text:list-item>
        <text:list-item>
          <text:p text:style-name="P17"><text:span text:style-name="T1">Backend:</text:span> FastAPI, LangChain (for LLM orchestration), GitPython.</text:p>
        </text:list-item>
        <text:list-item>
          <text:p text:style-name="P17"><text:span text:style-name="T1">Database:</text:span> PostgreSQL + pgvector.</text:p>
        </text:list-item>
        <text:list-item>
          <text:p text:style-name="P17"><text:span text:style-name="T1">DevOps:</text:span> Docker, Docker Compose, GitHub Actions (CI/CD).</text:p>
        </text:list-item>
        <text:list-item>
          <text:p text:style-name="P17"><text:span text:style-name="T1">Deployment:</text:span> Render / Railway (Cloud).</text:p>
        </text:list-item>
      </text:list>
      <text:p text:style-name="Horizontal_20_Line"/>
      <text:h text:style-name="Heading_20_2" text:outline-level="2">📄 API Specification (OpenAPI)</text:h>
      <text:p text:style-name="Text_20_body">The project follows a <text:span text:style-name="T1">Contract-First</text:span> approach. The API is fully defined in <text:span text:style-name="Source_20_Text">docs/openapi.yaml</text:span>.</text:p>
      <text:p text:style-name="P10">Key Endpoints:</text:p>
      <text:list xml:id="list3490668481" text:style-name="L11">
        <text:list-item>
          <text:p text:style-name="P18"><text:span text:style-name="Source_20_Text">POST /analyze</text:span>: Trigger a new repository crawl.</text:p>
        </text:list-item>
        <text:list-item>
          <text:p text:style-name="P18"><text:span text:style-name="Source_20_Text">GET /status/{task_id}</text:span>: Poll for analysis progress.</text:p>
        </text:list-item>
        <text:list-item>
          <text:p text:style-name="P18"><text:span text:style-name="Source_20_Text">GET /tree/{project_id}</text:span>: Retrieve the full recursive summary tree.</text:p>
        </text:list-item>
        <text:list-item>
          <text:p text:style-name="P18"><text:span text:style-name="Source_20_Text">GET /search</text:span>: Semantic search over project summaries.</text:p>
        </text:list-item>
      </text:list>
      <text:p text:style-name="Horizontal_20_Line"/>
      <text:h text:style-name="Heading_20_2" text:outline-level="2">🤖 AI System Development &amp; MCP</text:h>
      <text:p text:style-name="Text_20_body">This project was developed using a "Vibe Coding" workflow with <text:span text:style-name="T1">Cursor</text:span> and <text:span text:style-name="T1">Claude Code</text:span>.</text:p>
      <text:list xml:id="list2112011860" text:style-name="L12">
        <text:list-item>
          <text:p text:style-name="P19"><text:span text:style-name="T1">AGENTS.md:</text:span> Contains specific instructions for AI agents regarding our recursive summarization logic and code style.</text:p>
        </text:list-item>
        <text:list-item>
          <text:p text:style-name="P19"><text:span text:style-name="T1">MCP (Model Context Protocol):</text:span> During development, the <text:span text:style-name="T1">Filesystem MCP Server</text:span> was used to allow AI assistants to maintain context of the evolving project structure.</text:p>
        </text:list-item>
        <text:list-item>
          <text:p text:style-name="P19"><text:span text:style-name="T1">Documentation:</text:span> See <text:span text:style-name="Source_20_Text">AGENTS.md</text:span> for the prompts and agent personas used to build this system.</text:p>
        </text:list-item>
      </text:list>
      <text:p text:style-name="Horizontal_20_Line"/>
      <text:h text:style-name="Heading_20_2" text:outline-level="2">🚀 Getting Started</text:h>
      <text:h text:style-name="Heading_20_3" text:outline-level="3">Prerequisites</text:h>
      <text:list xml:id="list789210006" text:style-name="L13">
        <text:list-item>
          <text:p text:style-name="P20">Docker &amp; Docker Compose</text:p>
        </text:list-item>
        <text:list-item>
          <text:p text:style-name="P20"><text:soft-page-break/>OpenAI API Key (or local LLM via Ollama)</text:p>
        </text:list-item>
      </text:list>
      <text:h text:style-name="Heading_20_3" text:outline-level="3">Installation &amp; Local Setup</text:h>
      <text:list xml:id="list3866982588" text:style-name="L14">
        <text:list-item>
          <text:p text:style-name="P11">Clone the repo:</text:p>
          <text:p text:style-name="P21">Bash</text:p>
          <text:p text:style-name="P2"><text:span text:style-name="Source_20_Text">git clone https://github.com/yourusername/r2ce.git</text:span></text:p>
          <text:p text:style-name="P3"><text:span text:style-name="Source_20_Text">cd r2ce</text:span></text:p>
        </text:list-item>
        <text:list-item>
          <text:p text:style-name="P21"><text:span text:style-name="T1">Environment Variables:</text:span> Create a <text:span text:style-name="Source_20_Text">.env</text:span> file in the root:</text:p>
          <text:p text:style-name="P21">Code snippet</text:p>
          <text:p text:style-name="P2"><text:span text:style-name="Source_20_Text">DATABASE_URL=postgresql://user:pass@db:5432/r2ce</text:span></text:p>
          <text:p text:style-name="P3"><text:span text:style-name="Source_20_Text">OPENAI_API_KEY=your_key_here</text:span></text:p>
        </text:list-item>
        <text:list-item>
          <text:p text:style-name="P11">Run with Docker:</text:p>
          <text:p text:style-name="P21">Bash</text:p>
          <text:p text:style-name="P3"><text:span text:style-name="Source_20_Text">docker-compose up --build</text:span></text:p>
          <text:p text:style-name="P21">The application will be available at <text:span text:style-name="Source_20_Text">http://localhost:3000</text:span>.</text:p>
        </text:list-item>
      </text:list>
      <text:h text:style-name="Heading_20_3" text:outline-level="3">Running Tests</text:h>
      <text:p text:style-name="Text_20_body">We use <text:span text:style-name="Source_20_Text">pytest</text:span> for backend logic and <text:span text:style-name="Source_20_Text">Playwright</text:span> for frontend integration.</text:p>
      <text:p text:style-name="Text_20_body">Bash</text:p>
      <text:p text:style-name="Preformatted_20_Text"><text:span text:style-name="Source_20_Text"># Run backend tests</text:span></text:p>
      <text:p text:style-name="Preformatted_20_Text"><text:span text:style-name="Source_20_Text">docker-compose exec backend pytest</text:span></text:p>
      <text:p text:style-name="Preformatted_20_Text"/>
      <text:p text:style-name="Preformatted_20_Text"><text:span text:style-name="Source_20_Text"># Run integration tests</text:span></text:p>
      <text:p text:style-name="P4"><text:span text:style-name="Source_20_Text">docker-compose exec frontend npm test</text:span></text:p>
      <text:p text:style-name="Horizontal_20_Line"/>
      <text:h text:style-name="Heading_20_2" text:outline-level="2">🚀 Deployment &amp; CI/CD</text:h>
      <text:list xml:id="list2452041483" text:style-name="L15">
        <text:list-item>
          <text:p text:style-name="P22"><text:span text:style-name="T1">CI:</text:span> GitHub Actions automatically runs lints and tests on every Pull Request.</text:p>
        </text:list-item>
        <text:list-item>
          <text:p text:style-name="P22"><text:span text:style-name="T1">CD:</text:span> On merging to <text:span text:style-name="Source_20_Text">main</text:span>, the application is automatically deployed to <text:span text:style-name="T1">Render</text:span>.</text:p>
        </text:list-item>
        <text:list-item>
          <text:p text:style-name="P22"><text:span text:style-name="T1">Live URL:</text:span> <text:a xlink:type="simple" xlink:href="https://your-deployment-url.com/" office:target-frame-name="_blank" xlink:show="new" text:style-name="Internet_20_link" text:visited-style-name="Visited_20_Internet_20_Link">https://r2ce-demo.render.com</text:a></text:p>
        </text:list-item>
      </text:list>
      <text:p text:style-name="Horizontal_20_Line"/>
      <text:h text:style-name="Heading_20_2" text:outline-level="2">👥 Peer Reviewing Criteria</text:h>
      <text:p text:style-name="Text_20_body">To assist my peers in grading:</text:p>
      <text:list xml:id="list1722951402" text:style-name="L16">
        <text:list-item>
          <text:p text:style-name="P23"><text:soft-page-break/><text:span text:style-name="T1">Problem Description:</text:span> Clearly outlined in the "Problem" section above.</text:p>
        </text:list-item>
        <text:list-item>
          <text:p text:style-name="P23"><text:span text:style-name="T1">AI Tools:</text:span> Documented in <text:span text:style-name="Source_20_Text">AGENTS.md</text:span>.</text:p>
        </text:list-item>
        <text:list-item>
          <text:p text:style-name="P23"><text:span text:style-name="T1">OpenAPI:</text:span> Found in <text:span text:style-name="Source_20_Text">/docs/openapi.yaml</text:span> and integrated with FastAPI docs at <text:span text:style-name="Source_20_Text">/docs</text:span>.</text:p>
        </text:list-item>
        <text:list-item>
          <text:p text:style-name="P23"><text:span text:style-name="T1">Containerization:</text:span> Full <text:span text:style-name="Source_20_Text">docker-compose.yml</text:span> provided for end-to-end setup.</text:p>
        </text:list-item>
        <text:list-item>
          <text:p text:style-name="P23"><text:span text:style-name="T1">Testing:</text:span> Unit and integration tests cover the recursive summarization and API layers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00:42:12.833859414</meta:creation-date>
    <dc:date>2026-01-03T00:52:37.061357682</dc:date>
    <meta:editing-duration>PT10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72" meta:word-count="606" meta:character-count="4105" meta:non-whitespace-character-count="3608"/>
  </office:meta>
</office:document-meta>
</file>